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CBC00003CD80000385A65601FFF.svm"/>
  <manifest:file-entry manifest:media-type="" manifest:full-path="Pictures/2000000900007C2100003432F7A9C6F3.svm"/>
  <manifest:file-entry manifest:media-type="" manifest:full-path="Pictures/2000000900007A60000029731B3D819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: SADB</text:p>
      <text:p text:style-name="P2">Grapin <text:s/>Gonzalez</text:p>
      <text:p text:style-name="P2">Tanguy Adrien <text:s text:c="3"/></text:p>
      <text:p text:style-name="P3">I-Schématisation et fonctionnement</text:p>
      <text:p text:style-name="P3"><text:s/></text:p>
      <text:list xml:id="list33343153" text:style-name="L1">
        <text:list-item>
          <text:p text:style-name="P4">Il y a 2 PIT de la marque FUJI ELECTRIQUE, 2 FT des marques FUJI ELECTRIQUE et MASS STREAM, une vanne automatique de la marque MASONEILAN</text:p>
        </text:list-item>
        <text:list-item>
          <text:p text:style-name="P4">FT1 : 2 fils</text:p>
          <text:p text:style-name="P4">FT2 : 4 fils</text:p>
          <text:p text:style-name="P4">PT2 : 2 fils</text:p>
        </text:list-item>
        <text:list-item>
          <text:p text:style-name="P4">Le PT2 est un transmetteur de pression. Les FT1 et FT2 sont des transmetteurs de débit.</text:p>
        </text:list-item>
        <text:list-item>
          <text:p text:style-name="P4">Grandeur réglée : Pression</text:p>
          <text:p text:style-name="P4">Grandeur réglante : Débit</text:p>
          <text:p text:style-name="P4">Organe de réglage : Vanne automatique</text:p>
          <text:p text:style-name="P4">Grandeur perturbatrice : Pression d'entrée</text:p>
        </text:list-item>
        <text:list-item>
          <text:p text:style-name="P4">La maquette est un système automatique didactique de pression qui se sert du flux pour la réguler.</text:p>
        </text:list-item>
        <text:list-item>
          <text:p text:style-name="P4"><text:s text:c="4"/></text:p>
          <text:p text:style-name="P4"/>
        </text:list-item>
      </text:list>
      <text:p text:style-name="P3"><draw:frame draw:style-name="fr1" draw:name="images2" text:anchor-type="paragraph" svg:x="0.796cm" svg:y="0.333cm" svg:width="16.365cm" svg:height="6.881cm" draw:z-index="0"><draw:image xlink:href="Pictures/2000000900007C2100003432F7A9C6F3.svm" xlink:type="simple" xlink:show="embed" xlink:actuate="onLoad"/></draw:frame></text:p>
      <text:p text:style-name="P3">7)</text:p>
      <text:p text:style-name="P3"><draw:frame draw:style-name="fr2" draw:name="images3" text:anchor-type="paragraph" svg:width="17cm" svg:height="5.757cm" draw:z-index="1"><draw:image xlink:href="Pictures/2000000900007A60000029731B3D819E.svm" xlink:type="simple" xlink:show="embed" xlink:actuate="onLoad"/></draw:frame></text:p>
      <text:p text:style-name="P3"><text:soft-page-break/></text:p>
      <text:p text:style-name="P3"/>
      <text:p text:style-name="P3">II)Mode manuel</text:p>
      <text:p text:style-name="P3">3)oui ce procédé est stable car la régulation du système est régulière comme vu sur le graphique ci-dessous.</text:p>
      <text:p text:style-name="P3"/>
      <text:p text:style-name="P3">4)</text:p>
      <text:p text:style-name="P3"><draw:frame draw:style-name="fr1" draw:name="images1" text:anchor-type="paragraph" svg:x="0.316cm" svg:y="0.132cm" svg:width="15.575cm" svg:height="14.427cm" draw:z-index="2"><draw:image xlink:href="Pictures/20000CBC00003CD80000385A65601FFF.svm" xlink:type="simple" xlink:show="embed" xlink:actuate="onLoad"/></draw:frame>5)</text:p>
      <text:p text:style-name="P3">6) le procédé est direct car lorsque l'on augmente la commande la mesure augmente</text:p>
      <text:p text:style-name="P3">7)K=25</text:p>
      <text:p text:style-name="P3">8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0-02T12:53:45.81</meta:creation-date>
    <dc:date>2019-10-02T15:31:07.15</dc:date>
    <meta:editing-duration>PT20M9S</meta:editing-duration>
    <meta:editing-cycles>2</meta:editing-cycles>
    <meta:generator>LibreOffice/3.3$Win32 LibreOffice_project/330m19$Build-202</meta:generator>
    <meta:document-statistic meta:table-count="0" meta:image-count="3" meta:object-count="0" meta:page-count="2" meta:paragraph-count="24" meta:word-count="144" meta:character-count="797"/>
  </office:meta>
</office:document-meta>
</file>